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2" style:family="graphic" style:parent-style-name="standard">
      <style:graphic-properties draw:stroke="solid" svg:stroke-width="0.029cm" svg:stroke-color="#ff0000" draw:stroke-linejoin="round" svg:stroke-linecap="round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solid" svg:stroke-width="0.071cm" svg:stroke-color="#000000" draw:stroke-linejoin="round" svg:stroke-linecap="round" draw:fill="none" fo:padding-top="0.035cm" fo:padding-bottom="0.035cm" fo:padding-left="0.035cm" fo:padding-right="0.0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9cm" fo:min-width="1.3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2.134cm"/>
      <style:paragraph-properties style:writing-mode="lr-tb"/>
    </style:style>
    <style:style style:name="gr6" style:family="graphic" style:parent-style-name="standard">
      <style:graphic-properties svg:stroke-width="0.106cm" svg:stroke-color="#1dd4ff" draw:marker-start-width="0.359cm" draw:marker-end-width="0.359cm" draw:fill-color="#ffffff" draw:textarea-horizontal-align="justify" draw:textarea-vertical-align="middle" draw:auto-grow-height="false" fo:min-height="0.706cm" fo:min-width="4.344cm" fo:padding-top="0.178cm" fo:padding-bottom="0.178cm" fo:padding-left="0.303cm" fo:padding-right="0.303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1c1c1c" draw:fill-color="#3cf3ac" draw:textarea-horizontal-align="justify" draw:textarea-vertical-align="middle" draw:auto-grow-height="false" fo:min-height="0.75cm" fo:min-width="0.5cm"/>
      <style:paragraph-properties style:writing-mode="lr-tb"/>
    </style:style>
    <style:style style:name="gr9" style:family="graphic" style:parent-style-name="objectwithoutfill">
      <style:graphic-properties svg:stroke-width="0.106cm" svg:stroke-color="#f88139" draw:marker-start-width="0.359cm" draw:marker-end="線の終点_20_3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f88139" draw:marker-start-width="0.359cm" draw:marker-end="線の終点_20_4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f88139" draw:marker-start-width="0.359cm" draw:marker-end="線の終点_20_5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88139" draw:marker-start-width="0.359cm" draw:marker-end="線の終点_20_6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f88139" draw:marker-start-width="0.359cm" draw:marker-end="線の終点_20_1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9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1.90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6cm" fo:min-width="0cm"/>
      <style:paragraph-properties style:writing-mode="lr-tb"/>
    </style:style>
    <style:style style:name="P1" style:family="paragraph">
      <loext:graphic-properties draw:fill="none"/>
      <style:text-properties style:font-name="游明朝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3cf3ac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ath draw:style-name="gr1" draw:text-style-name="P1" draw:layer="layout" svg:width="0.032cm" svg:height="0.031cm" svg:x="5.344cm" svg:y="11.078cm" svg:viewBox="0 0 33 32" svg:d="M0 32c19 0 33-14 33-32">
          <text:p/>
        </draw:path>
        <draw:line draw:style-name="gr1" draw:text-style-name="P1" draw:layer="layout" svg:x1="5.376cm" svg:y1="11.078cm" svg:x2="5.376cm" svg:y2="11.041cm">
          <text:p/>
        </draw:line>
        <draw:line draw:style-name="gr1" draw:text-style-name="P1" draw:layer="layout" svg:x1="4.983cm" svg:y1="11.109cm" svg:x2="5.344cm" svg:y2="11.109cm">
          <text:p/>
        </draw:line>
        <draw:path draw:style-name="gr1" draw:text-style-name="P1" draw:layer="layout" svg:width="0.032cm" svg:height="0.031cm" svg:x="4.951cm" svg:y="11.078cm" svg:viewBox="0 0 33 32" svg:d="M0 0c0 18 15 32 33 32">
          <text:p/>
        </draw:path>
        <draw:line draw:style-name="gr1" draw:text-style-name="P1" draw:layer="layout" svg:x1="4.951cm" svg:y1="11.078cm" svg:x2="4.951cm" svg:y2="11.041cm">
          <text:p/>
        </draw:line>
        <draw:path draw:style-name="gr1" draw:text-style-name="P1" draw:layer="layout" svg:width="0.104cm" svg:height="0.055cm" svg:x="4.467cm" svg:y="11.16cm" svg:viewBox="0 0 105 56" svg:d="M105 55v-1c0-30-24-54-53-54s-52 24-52 54c0 0 0 1 0 2">
          <text:p/>
        </draw:path>
        <draw:path draw:style-name="gr1" draw:text-style-name="P1" draw:layer="layout" svg:width="0.104cm" svg:height="0.051cm" svg:x="4.467cm" svg:y="11.214cm" svg:viewBox="0 0 105 52" svg:d="M0 1c1 29 23 51 52 51 28 0 52-22 53-52">
          <text:p/>
        </draw:path>
        <draw:path draw:style-name="gr1" draw:text-style-name="P1" draw:layer="layout" svg:width="0.172cm" svg:height="0.174cm" svg:x="4.35cm" svg:y="14.238cm" svg:viewBox="0 0 173 175" svg:d="M0 0c0 97 77 175 173 175">
          <text:p/>
        </draw:path>
        <draw:line draw:style-name="gr1" draw:text-style-name="P1" draw:layer="layout" svg:x1="4.522cm" svg:y1="14.412cm" svg:x2="5.805cm" svg:y2="14.412cm">
          <text:p/>
        </draw:line>
        <draw:path draw:style-name="gr1" draw:text-style-name="P1" draw:layer="layout" svg:width="0.172cm" svg:height="0.174cm" svg:x="5.805cm" svg:y="14.238cm" svg:viewBox="0 0 173 175" svg:d="M0 175c96 0 173-78 173-175">
          <text:p/>
        </draw:path>
        <draw:line draw:style-name="gr1" draw:text-style-name="P1" draw:layer="layout" svg:x1="5.977cm" svg:y1="14.238cm" svg:x2="5.977cm" svg:y2="11.215cm">
          <text:p/>
        </draw:line>
        <draw:path draw:style-name="gr1" draw:text-style-name="P1" draw:layer="layout" svg:width="0.172cm" svg:height="0.174cm" svg:x="5.805cm" svg:y="11.041cm" svg:viewBox="0 0 173 175" svg:d="M173 175c0-97-77-175-173-175">
          <text:p/>
        </draw:path>
        <draw:line draw:style-name="gr1" draw:text-style-name="P1" draw:layer="layout" svg:x1="4.522cm" svg:y1="11.041cm" svg:x2="5.805cm" svg:y2="11.041cm">
          <text:p/>
        </draw:line>
        <draw:path draw:style-name="gr1" draw:text-style-name="P1" draw:layer="layout" svg:width="0.172cm" svg:height="0.174cm" svg:x="4.35cm" svg:y="11.041cm" svg:viewBox="0 0 173 175" svg:d="M173 0c-96 0-173 78-173 175">
          <text:p/>
        </draw:path>
        <draw:line draw:style-name="gr1" draw:text-style-name="P1" draw:layer="layout" svg:x1="4.354cm" svg:y1="14.238cm" svg:x2="4.354cm" svg:y2="11.215cm">
          <text:p/>
        </draw:line>
        <draw:path draw:style-name="gr1" draw:text-style-name="P1" draw:layer="layout" svg:width="0.212cm" svg:height="0.215cm" svg:x="5.805cm" svg:y="14.238cm" svg:viewBox="0 0 213 216" svg:d="M0 216c118 0 213-96 213-216">
          <text:p/>
        </draw:path>
        <draw:line draw:style-name="gr1" draw:text-style-name="P1" draw:layer="layout" svg:x1="6.017cm" svg:y1="14.238cm" svg:x2="6.017cm" svg:y2="11.215cm">
          <text:p/>
        </draw:line>
        <draw:line draw:style-name="gr1" draw:text-style-name="P1" draw:layer="layout" svg:x1="4.522cm" svg:y1="14.453cm" svg:x2="5.805cm" svg:y2="14.453cm">
          <text:p/>
        </draw:line>
        <draw:path draw:style-name="gr1" draw:text-style-name="P1" draw:layer="layout" svg:width="0.212cm" svg:height="0.215cm" svg:x="4.309cm" svg:y="14.238cm" svg:viewBox="0 0 213 216" svg:d="M0 0c0 120 96 216 213 216">
          <text:p/>
        </draw:path>
        <draw:line draw:style-name="gr1" draw:text-style-name="P1" draw:layer="layout" svg:x1="4.309cm" svg:y1="14.238cm" svg:x2="4.309cm" svg:y2="11.215cm">
          <text:p/>
        </draw:line>
        <draw:path draw:style-name="gr1" draw:text-style-name="P1" draw:layer="layout" svg:width="0.212cm" svg:height="0.215cm" svg:x="5.805cm" svg:y="11cm" svg:viewBox="0 0 213 216" svg:d="M213 216c0-120-95-216-213-216">
          <text:p/>
        </draw:path>
        <draw:line draw:style-name="gr1" draw:text-style-name="P1" draw:layer="layout" svg:x1="4.522cm" svg:y1="11cm" svg:x2="5.805cm" svg:y2="11cm">
          <text:p/>
        </draw:line>
        <draw:path draw:style-name="gr1" draw:text-style-name="P1" draw:layer="layout" svg:width="0.212cm" svg:height="0.215cm" svg:x="4.309cm" svg:y="11cm" svg:viewBox="0 0 213 216" svg:d="M213 0c-117 0-213 96-213 216">
          <text:p/>
        </draw:path>
        <draw:polyline draw:style-name="gr2" draw:text-style-name="P1" draw:layer="layout" svg:width="0cm" svg:height="0cm" svg:x="4.097cm" svg:y="13.804cm" svg:viewBox="0 0 0 0" draw:points="0,0">
          <text:p/>
        </draw:polyline>
        <draw:line draw:style-name="gr1" draw:text-style-name="P1" draw:layer="measurelines" svg:x1="15.509cm" svg:y1="11.273cm" svg:x2="18.251cm" svg:y2="11.273cm">
          <text:p/>
        </draw:line>
        <draw:line draw:style-name="gr1" draw:text-style-name="P1" draw:layer="measurelines" svg:x1="18.251cm" svg:y1="12.928cm" svg:x2="18.251cm" svg:y2="11.273cm">
          <text:p/>
        </draw:line>
        <draw:line draw:style-name="gr1" draw:text-style-name="P1" draw:layer="measurelines" svg:x1="15.509cm" svg:y1="12.927cm" svg:x2="18.251cm" svg:y2="12.927cm">
          <text:p/>
        </draw:line>
        <draw:line draw:style-name="gr1" draw:text-style-name="P1" draw:layer="measurelines" svg:x1="15.509cm" svg:y1="12.928cm" svg:x2="15.509cm" svg:y2="11.273cm">
          <text:p/>
        </draw:line>
        <draw:line draw:style-name="gr1" draw:text-style-name="P1" draw:layer="measurelines" svg:x1="16.333cm" svg:y1="14.297cm" svg:x2="17.428cm" svg:y2="14.297cm">
          <text:p/>
        </draw:line>
        <draw:line draw:style-name="gr1" draw:text-style-name="P1" draw:layer="measurelines" svg:x1="17.428cm" svg:y1="14.297cm" svg:x2="17.556cm" svg:y2="14.674cm">
          <text:p/>
        </draw:line>
        <draw:line draw:style-name="gr1" draw:text-style-name="P1" draw:layer="measurelines" svg:x1="16.336cm" svg:y1="14.297cm" svg:x2="16.208cm" svg:y2="14.674cm">
          <text:p/>
        </draw:line>
        <draw:line draw:style-name="gr1" draw:text-style-name="P1" draw:layer="measurelines" svg:x1="16.208cm" svg:y1="14.672cm" svg:x2="17.554cm" svg:y2="14.672cm">
          <text:p/>
        </draw:line>
        <draw:line draw:style-name="gr3" draw:text-style-name="P1" draw:layer="measurelines" svg:x1="15.236cm" svg:y1="11cm" svg:x2="18.526cm" svg:y2="11cm">
          <text:p/>
        </draw:line>
        <draw:line draw:style-name="gr3" draw:text-style-name="P1" draw:layer="measurelines" svg:x1="18.526cm" svg:y1="13.202cm" svg:x2="18.526cm" svg:y2="11cm">
          <text:p/>
        </draw:line>
        <draw:line draw:style-name="gr3" draw:text-style-name="P1" draw:layer="measurelines" svg:x1="15.236cm" svg:y1="13.202cm" svg:x2="18.526cm" svg:y2="13.202cm">
          <text:p/>
        </draw:line>
        <draw:line draw:style-name="gr3" draw:text-style-name="P1" draw:layer="measurelines" svg:x1="15.236cm" svg:y1="13.202cm" svg:x2="15.236cm" svg:y2="11cm">
          <text:p/>
        </draw:line>
        <draw:line draw:style-name="gr3" draw:text-style-name="P1" draw:layer="measurelines" svg:x1="15.238cm" svg:y1="13.202cm" svg:x2="14.679cm" svg:y2="14.849cm">
          <text:p/>
        </draw:line>
        <draw:line draw:style-name="gr3" draw:text-style-name="P1" draw:layer="measurelines" svg:x1="18.526cm" svg:y1="13.202cm" svg:x2="19.085cm" svg:y2="14.849cm">
          <text:p/>
        </draw:line>
        <draw:line draw:style-name="gr3" draw:text-style-name="P1" draw:layer="measurelines" svg:x1="14.679cm" svg:y1="14.847cm" svg:x2="19.083cm" svg:y2="14.847cm">
          <text:p/>
        </draw:line>
        <draw:frame draw:style-name="gr4" draw:text-style-name="P2" draw:layer="measurelines" svg:width="2.847cm" svg:height="1.649cm" svg:x="3.953cm" svg:y="9.941cm">
          <draw:text-box>
            <text:p>送信側</text:p>
          </draw:text-box>
        </draw:frame>
        <draw:frame draw:style-name="gr5" draw:text-style-name="P2" draw:layer="measurelines" svg:width="2.407cm" svg:height="0.95cm" svg:x="15.701cm" svg:y="10cm">
          <draw:text-box>
            <text:p>受信側</text:p>
          </draw:text-box>
        </draw:frame>
        <draw:custom-shape draw:style-name="gr6" draw:text-style-name="P4" draw:layer="measurelines" svg:width="7cm" svg:height="1.5cm" svg:x="3cm" svg:y="15cm">
          <text:p text:style-name="P3"><text:span text:style-name="T1">シリアル</text:span>伝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measurelines" svg:width="7cm" svg:height="1.5cm" svg:x="3.001cm" svg:y="20.301cm">
          <text:p text:style-name="P5"><text:span text:style-name="T1">パラレル</text:span>伝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measurelines" svg:width="7cm" svg:height="1.5cm" svg:x="3.001cm" svg:y="15.001cm">
          <text:p text:style-name="P5"><text:span text:style-name="T1">シリアル</text:span>伝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measurelines" svg:x1="3cm" svg:y1="20cm" svg:x2="19cm" svg:y2="20cm">
          <text:p/>
        </draw:line>
        <draw:custom-shape draw:style-name="gr8" draw:text-style-name="P8" xml:id="id4" draw:id="id4" draw:layer="measurelines" svg:width="1cm" svg:height="1cm" svg:x="9cm" svg:y="18cm">
          <text:p text:style-name="P3"><text:span text:style-name="T1">ラ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3" draw:id="id3" draw:layer="measurelines" svg:width="1cm" svg:height="1cm" svg:x="7cm" svg:y="18cm">
          <text:p text:style-name="P3"><text:span text:style-name="T1">ジ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" draw:id="id2" draw:layer="measurelines" svg:width="1cm" svg:height="1cm" svg:x="5cm" svg:y="18cm">
          <text:p text:style-name="P3"><text:span text:style-name="T1">コ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" draw:id="id1" draw:layer="measurelines" svg:width="1cm" svg:height="1cm" svg:x="3cm" svg:y="18cm">
          <text:p text:style-name="P3"><text:span text:style-name="T1">ン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measurelines" draw:type="line" svg:x1="4cm" svg:y1="18.5cm" svg:x2="5cm" svg:y2="18.5cm" draw:start-shape="id1" draw:start-glue-point="1" draw:end-shape="id2" draw:end-glue-point="3" svg:d="M4000 18500h1000" svg:viewBox="0 0 1001 1">
          <text:p/>
        </draw:connector>
        <draw:connector draw:style-name="gr10" draw:text-style-name="P7" draw:layer="measurelines" draw:type="line" svg:x1="6cm" svg:y1="18.5cm" svg:x2="7cm" svg:y2="18.5cm" draw:start-shape="id2" draw:start-glue-point="1" draw:end-shape="id3" draw:end-glue-point="3" svg:d="M6000 18500h1000" svg:viewBox="0 0 1001 1">
          <text:p/>
        </draw:connector>
        <draw:connector draw:style-name="gr11" draw:text-style-name="P7" draw:layer="measurelines" draw:type="line" svg:x1="8cm" svg:y1="18.5cm" svg:x2="9cm" svg:y2="18.5cm" draw:start-shape="id3" draw:start-glue-point="1" draw:end-shape="id4" draw:end-glue-point="3" svg:d="M8000 18500h1000" svg:viewBox="0 0 1001 1">
          <text:p/>
        </draw:connector>
        <draw:line draw:style-name="gr7" draw:text-style-name="P7" draw:layer="measurelines" svg:x1="11.5cm" svg:y1="10cm" svg:x2="11.5cm" svg:y2="19.5cm">
          <text:p/>
        </draw:line>
        <draw:line draw:style-name="gr7" draw:text-style-name="P7" draw:layer="measurelines" svg:x1="11.5cm" svg:y1="20.5cm" svg:x2="11.5cm" svg:y2="28.5cm">
          <text:p/>
        </draw:line>
        <draw:line draw:style-name="gr12" draw:text-style-name="P7" draw:layer="measurelines" svg:x1="10cm" svg:y1="18.5cm" svg:x2="13cm" svg:y2="18.5cm">
          <text:p/>
        </draw:line>
        <draw:custom-shape draw:style-name="gr8" draw:text-style-name="P8" draw:layer="measurelines" svg:width="1cm" svg:height="1cm" svg:x="6cm" svg:y="23cm">
          <text:p text:style-name="P3"><text:span text:style-name="T1">ラ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6cm" svg:y="24.5cm">
          <text:p text:style-name="P3"><text:span text:style-name="T1">ジ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6cm" svg:y="26cm">
          <text:p text:style-name="P3"><text:span text:style-name="T1">コ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6cm" svg:y="27.5cm">
          <text:p text:style-name="P3"><text:span text:style-name="T1">ン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14.1cm" svg:y="18cm">
          <text:p text:style-name="P3"><text:span text:style-name="T1">ラ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15.1cm" svg:y="18cm">
          <text:p text:style-name="P3"><text:span text:style-name="T1">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measurelines" svg:width="1cm" svg:height="1cm" svg:x="16.1cm" svg:y="18cm">
          <text:p text:style-name="P3"><text:span text:style-name="T1">コ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17.1cm" svg:y="18cm">
          <text:p text:style-name="P3"><text:span text:style-name="T1">ン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measurelines" svg:x1="7cm" svg:y1="23.5cm" svg:x2="13cm" svg:y2="23.5cm">
          <text:p/>
        </draw:line>
        <draw:line draw:style-name="gr12" draw:text-style-name="P7" draw:layer="measurelines" svg:x1="7cm" svg:y1="25cm" svg:x2="13cm" svg:y2="25cm">
          <text:p/>
        </draw:line>
        <draw:line draw:style-name="gr12" draw:text-style-name="P7" draw:layer="measurelines" svg:x1="7cm" svg:y1="26.5cm" svg:x2="13cm" svg:y2="26.5cm">
          <text:p/>
        </draw:line>
        <draw:line draw:style-name="gr12" draw:text-style-name="P7" draw:layer="measurelines" svg:x1="7cm" svg:y1="28cm" svg:x2="13cm" svg:y2="28cm">
          <text:p/>
        </draw:line>
        <draw:custom-shape draw:style-name="gr8" draw:text-style-name="P8" draw:layer="measurelines" svg:width="1cm" svg:height="1cm" svg:x="14.1cm" svg:y="25.3cm">
          <text:p text:style-name="P3"><text:span text:style-name="T1">ラ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15.1cm" svg:y="25.3cm">
          <text:p text:style-name="P3"><text:span text:style-name="T1">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measurelines" svg:width="1cm" svg:height="1cm" svg:x="16.1cm" svg:y="25.3cm">
          <text:p text:style-name="P3"><text:span text:style-name="T1">コ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17.1cm" svg:y="25.3cm">
          <text:p text:style-name="P3"><text:span text:style-name="T1">ン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measurelines" svg:x1="7cm" svg:y1="12.5cm" svg:x2="14cm" svg:y2="12.5cm">
          <text:p/>
        </draw:line>
        <draw:frame draw:style-name="gr14" draw:text-style-name="P10" draw:layer="measurelines" svg:width="6.217cm" svg:height="1.649cm" svg:x="8cm" svg:y="10.651cm">
          <draw:text-box>
            <text:p text:style-name="P9">文字列 ”<text:span text:style-name="T1">ラジコン”</text:span></text:p>
            <text:p text:style-name="P9">を送信</text:p>
          </draw:text-box>
        </draw:frame>
        <draw:frame draw:style-name="gr15" draw:text-style-name="P2" draw:layer="measurelines" svg:width="2.407cm" svg:height="0.95cm" svg:x="9.993cm" svg:y="17.5cm">
          <draw:text-box>
            <text:p><text:span text:style-name="T1">順番</text:span>に</text:p>
          </draw:text-box>
        </draw:frame>
        <draw:frame draw:style-name="gr15" draw:text-style-name="P2" draw:layer="measurelines" svg:width="2.407cm" svg:height="0.95cm" svg:x="8.594cm" svg:y="22.5cm">
          <draw:text-box>
            <text:p><text:span text:style-name="T1">同時</text:span>に</text:p>
          </draw:text-box>
        </draw:frame>
        <draw:frame draw:style-name="gr16" draw:text-style-name="P10" draw:layer="measurelines" svg:width="9.999cm" svg:height="1.666cm" svg:x="6.001cm" svg:y="12.652cm">
          <draw:text-box>
            <text:p text:style-name="P9">⇐USB、Bluetoothなどで接続⇒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03T09:05:28.052000000</dc:date>
    <meta:editing-duration>PT32M47S</meta:editing-duration>
    <meta:editing-cycles>12</meta:editing-cycles>
    <meta:generator>LibreOffice/7.3.7.2$Windows_X86_64 LibreOffice_project/e114eadc50a9ff8d8c8a0567d6da8f454beeb84f</meta:generator>
    <meta:document-statistic meta:object-count="76"/>
  </office:meta>
</office:document-meta>
</file>